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loext:graphic-properties draw:fill="solid" draw:fill-color="#fffffe"/>
      <style:paragraph-properties fo:line-height="150%" fo:orphans="0" fo:widows="0" fo:background-color="#fffffe"/>
    </style:style>
    <style:style style:name="P4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</style:style>
    <style:style style:name="P5" style:family="paragraph" style:parent-style-name="Standard" style:master-page-name="Standard">
      <loext:graphic-properties draw:fill="solid" draw:fill-color="#ffffff"/>
      <style:paragraph-properties fo:margin-top="0in" fo:margin-bottom="0.111in" loext:contextual-spacing="false" fo:line-height="100%" style:page-number="1" fo:background-color="#ffffff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color="#333333" fo:font-size="10.5pt" style:font-size-asian="10.5pt" style:font-size-complex="10.5pt"/>
    </style:style>
    <style:style style:name="T2" style:family="text">
      <style:text-properties fo:color="#333333" fo:font-size="10.5pt" fo:font-style="italic" style:font-size-asian="10.5pt" style:font-style-asian="italic" style:font-size-complex="10.5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fo:color="#212121" style:font-name="Roboto" fo:font-size="9pt" style:font-name-asian="Roboto1" style:font-size-asian="9pt" style:font-name-complex="Roboto1" style:font-size-complex="9pt" fo:background-color="#ffffff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a31515" fo:font-size="9pt" style:font-size-asian="9pt" style:font-size-complex="9pt"/>
    </style:style>
    <style:style style:name="T8" style:family="text">
      <style:text-properties fo:color="#0451a5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Описание мето</text:span>да: <text:a xlink:type="simple" xlink:href="https://developer.atlassian.com/cloud/jira/platform/rest/v2/api-group-issue-links/#api-rest-api-2-issuelink-linkid-get" text:style-name="ListLabel_20_1" text:visited-style-name="ListLabel_20_1"><text:span text:style-name="T3">Get issue link</text:span></text:a></text:p>
      <text:p text:style-name="P4"><text:span text:style-name="T1">В данном методе передается только один заголовок</text:span><text:span text:style-name="T2"> "--header 'Accept: application/json' "</text:span>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6"><text:span text:style-name="T4">Проверки </text:span></text:p>
          </table:table-cell>
          <table:table-cell table:style-name="Table1.A1" office:value-type="string">
            <text:p text:style-name="P6"><text:span text:style-name="T4">ОР</text:span></text:p>
          </table:table-cell>
          <table:table-cell table:style-name="Table1.A1" office:value-type="string">
            <text:p text:style-name="P6"><text:span text:style-name="T4">ФР</text:span></text:p>
          </table:table-cell>
        </table:table-row>
        <table:table-row table:style-name="Table1.1">
          <table:table-cell table:style-name="Table1.A1" office:value-type="string">
            <text:p text:style-name="P6">Заголовок из примера.</text:p>
            <text:p text:style-name="P1"><text:span text:style-name="T5">Accept </text:span>: <text:span text:style-name="T5">application/json</text:span></text:p>
          </table:table-cell>
          <table:table-cell table:style-name="Table1.A1" office:value-type="string">
            <text:p text:style-name="P6">Статус: 200 ok</text:p>
            <text:p text:style-name="P6">Тело ответа, по образцу в примере <text:s/>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 </text:p>
          </table:table-cell>
        </table:table-row>
        <table:table-row table:style-name="Table1.1">
          <table:table-cell table:style-name="Table1.A1" office:value-type="string">
            <text:p text:style-name="P1">Название заголовка в верхнем регистре</text:p>
            <text:p text:style-name="P1"><text:span text:style-name="T5">ACCEPT <text:s/>:</text:span> <text:span text:style-name="T5">application/json</text:span>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 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 </text:p>
          </table:table-cell>
        </table:table-row>
        <table:table-row table:style-name="Table1.1">
          <table:table-cell table:style-name="Table1.A1" office:value-type="string">
            <text:p text:style-name="P6">Значение заголовка в верхнем регистре </text:p>
            <text:p text:style-name="P6"><text:span text:style-name="T5">ACCEPT : APPLICATION/JSON</text:span>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 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</table:table-cell>
        </table:table-row>
        <table:table-row table:style-name="Table1.1">
          <table:table-cell table:style-name="Table1.A1" office:value-type="string">
            <text:p text:style-name="P6">Без заголовка 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</table:table-cell>
        </table:table-row>
        <table:table-row table:style-name="Table1.1">
          <table:table-cell table:style-name="Table1.A1" office:value-type="string">
            <text:p text:style-name="P6">С пустым значением </text:p>
            <text:p text:style-name="P1"><text:span text:style-name="T5">Accept </text:span>: 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</table:table-cell>
        </table:table-row>
        <table:table-row table:style-name="Table1.1">
          <table:table-cell table:style-name="Table1.A1" office:value-type="string">
            <text:p text:style-name="P6">С пустым названием заголовка</text:p>
            <text:p text:style-name="P1"><text:span text:style-name="T5"><text:s/>:</text:span> <text:span text:style-name="T5">application/json</text:span>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</table:table-cell>
        </table:table-row>
        <table:table-row table:style-name="Table1.1">
          <table:table-cell table:style-name="Table1.A1" office:value-type="string">
            <text:p text:style-name="P1">Нестандартный формат ответа </text:p>
            <text:p text:style-name="P1"><text:span text:style-name="T5">Accept </text:span>: <text:span text:style-name="T5">application/xml</text:span></text:p>
          </table:table-cell>
          <table:table-cell table:style-name="Table1.A1" office:value-type="string">
            <text:p text:style-name="P6">Статус: 406 Not Acceptable</text:p>
            <text:p text:style-name="P6">Сообщение указывающие на суть ошибки </text:p>
          </table:table-cell>
          <table:table-cell table:style-name="Table1.A1" office:value-type="string">
            <text:p text:style-name="P2">Статус: 406 Not Acceptable</text:p>
            <text:p text:style-name="P2">Пустой ответ. </text:p>
          </table:table-cell>
        </table:table-row>
        <table:table-row table:style-name="Table1.1">
          <table:table-cell table:style-name="Table1.A1" office:value-type="string">
            <text:p text:style-name="P6">Лишние заголовки, в поддерживаемом формате</text:p>
            <text:p text:style-name="P6"><text:span text:style-name="T5">Content-Type : application/json</text:span> 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  <text:p text:style-name="P2">Игнорирует не нужный заголовок 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</table:table-cell>
        </table:table-row>
        <table:table-row table:style-name="Table1.1">
          <table:table-cell table:style-name="Table1.A1" office:value-type="string">
            <text:p text:style-name="P2">Лишние заголовки, в неподдерживаемом формате</text:p>
            <text:p text:style-name="P2"><text:span text:style-name="T5">Content-Type : application/xml</text:span>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</text:p>
            <text:p text:style-name="P2">Игнорирует не нужный заголовок </text:p>
          </table:table-cell>
          <table:table-cell table:style-name="Table1.A1" office:value-type="string">
            <text:p text:style-name="P2">Статус: 415 Unsupported Media</text:p>
            <text:p text:style-name="P2">Пустой ответ. </text:p>
          </table:table-cell>
        </table:table-row>
        <table:table-row table:style-name="Table1.1">
          <table:table-cell table:style-name="Table1.A1" office:value-type="string">
            <text:p text:style-name="P6">Задвоенные заголовки </text:p>
            <text:p text:style-name="P1"><text:span text:style-name="T5">Accept </text:span>: <text:span text:style-name="T5">application/json</text:span></text:p>
            <text:p text:style-name="P1"><text:span text:style-name="T5">Accept </text:span>: <text:span text:style-name="T5">application/xml</text:span></text:p>
          </table:table-cell>
          <table:table-cell table:style-name="Table1.A1" office:value-type="string">
            <text:p text:style-name="P2">Статус: 406 Not Acceptable</text:p>
            <text:p text:style-name="P2">Берёт последний заголовок </text:p>
          </table:table-cell>
          <table:table-cell table:style-name="Table1.A1" office:value-type="string">
            <text:p text:style-name="P2">Статус: 406 Not Acceptable</text:p>
            <text:p text:style-name="P2">Берёт последний заголовок</text:p>
          </table:table-cell>
        </table:table-row>
        <table:table-row table:style-name="Table1.1">
          <table:table-cell table:style-name="Table1.A1" office:value-type="string">
            <text:p text:style-name="P6">С правильным id в URl</text:p>
            <text:p text:style-name="P6"><text:span text:style-name="T5">18644</text:span>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 <text:s/></text:p>
          </table:table-cell>
          <table:table-cell table:style-name="Table1.A1" office:value-type="string">
            <text:p text:style-name="P2">Статус: 200 ok</text:p>
            <text:p text:style-name="P2">Тело ответа, по образцу в примере <text:s/></text:p>
          </table:table-cell>
        </table:table-row>
        <table:table-row table:style-name="Table1.1">
          <table:table-cell table:style-name="Table1.A1" office:value-type="string">
            <text:p text:style-name="P6">Без id в URl </text:p>
          </table:table-cell>
          <table:table-cell table:style-name="Table1.A1" office:value-type="string">
            <text:p text:style-name="P1">Статус: 405 Method Not Allowed</text:p>
            <text:p text:style-name="P2">Сообщение указывающие на суть ошибки </text:p>
          </table:table-cell>
          <table:table-cell table:style-name="Table1.A1" office:value-type="string">
            <text:p text:style-name="P1">Статус: 405 Method Not Allowed</text:p>
            <text:p text:style-name="P2">Пустой ответ. </text:p>
          </table:table-cell>
        </table:table-row>
        <table:table-row table:style-name="Table1.1">
          <table:table-cell table:style-name="Table1.A1" office:value-type="string">
            <text:p text:style-name="P6">С неверным <text:s/>id в URl </text:p>
            <text:p text:style-name="P2"><text:span text:style-name="T5">TEST-21427</text:span></text:p>
          </table:table-cell>
          <table:table-cell table:style-name="Table1.A1" office:value-type="string">
            <text:p text:style-name="P6">Статус: 400 Bad Request</text:p>
            <text:p text:style-name="P2">Сообщение указывающие на суть ошибки</text:p>
          </table:table-cell>
          <table:table-cell table:style-name="Table1.A1" office:value-type="string">
            <text:p text:style-name="P2">Статус: 400 Bad Request</text:p>
            <text:p text:style-name="P3"><text:span text:style-name="T6">{</text:span></text:p>
            <text:p text:style-name="P3"><text:span text:style-name="T6"><text:s text:c="4"/></text:span><text:span text:style-name="T7">"errorMessages"</text:span><text:span text:style-name="T6">: [</text:span></text:p>
            <text:p text:style-name="P3"><text:span text:style-name="T6"><text:s text:c="8"/></text:span><text:span text:style-name="T8">"Указан некорректный идентификатор связи задачи 'TEST-21427'."</text:span></text:p>
            <text:p text:style-name="P3"><text:span text:style-name="T6"><text:s text:c="4"/>],</text:span></text:p>
            <text:p text:style-name="P3"><text:span text:style-name="T6"><text:s text:c="4"/></text:span><text:span text:style-name="T7">"errors"</text:span><text:span text:style-name="T6">: {}</text:span></text:p>
            <text:p text:style-name="P3"><text:span text:style-name="T6">}</text:span></text:p>
          </table:table-cell>
        </table:table-row>
        <table:table-row table:style-name="Table1.1">
          <table:table-cell table:style-name="Table1.A1" office:value-type="string">
            <text:p text:style-name="P6">С <text:s/>id в URl на который нет прав.</text:p>
            <text:p text:style-name="P6"><text:span text:style-name="T5">18555</text:span></text:p>
          </table:table-cell>
          <table:table-cell table:style-name="Table1.A1" office:value-type="string">
            <text:p text:style-name="P6">Статус: 404 Not Found</text:p>
            <text:p text:style-name="P2">Сообщение указывающие на суть ошибки</text:p>
          </table:table-cell>
          <table:table-cell table:style-name="Table1.A1" office:value-type="string">
            <text:p text:style-name="P2">Статус: 404 Not Found</text:p>
            <text:p text:style-name="P3"><text:span text:style-name="T6">{</text:span></text:p>
            <text:p text:style-name="P3"><text:span text:style-name="T6"><text:s text:c="4"/></text:span><text:span text:style-name="T7">"errorMessages"</text:span><text:span text:style-name="T6">: [</text:span></text:p>
            <text:p text:style-name="P3"><text:span text:style-name="T6"><text:s text:c="8"/></text:span><text:span text:style-name="T8">"У вас нет разрешения связывать задачи в данном проекте."</text:span><text:span text:style-name="T6">,</text:span></text:p>
            <text:p text:style-name="P3"><text:span text:style-name="T6"><text:s text:c="8"/></text:span><text:span text:style-name="T8">"У вас нет разрешения связывать задачи в данном проекте."</text:span></text:p>
            <text:p text:style-name="P3"><text:span text:style-name="T6"><text:s text:c="4"/>],</text:span></text:p>
            <text:p text:style-name="P3"><text:span text:style-name="T6"><text:s text:c="4"/></text:span><text:span text:style-name="T7">"errors"</text:span><text:span text:style-name="T6">: {}</text:span></text:p>
            <text:p text:style-name="P3"><text:span text:style-name="T6">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01" meta:word-count="387" meta:character-count="2453" meta:non-whitespace-character-count="2088"/>
    <meta:generator>LibreOfficeDev/6.0.5.2$Linux_X86_64 LibreOffice_project/</meta:generator>
  </office:meta>
</office:document-meta>
</file>